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3cm" svg:stroke-color="#0066cc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8000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4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7" style:family="graphic" style:parent-style-name="standard">
      <style:graphic-properties draw:stroke="none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color="#008000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008000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0066cc" fo:font-family="'DejaVu Sans'" style:font-family-generic="swiss" style:font-pitch="variable" fo:font-size="10.5pt" style:font-size-asian="10.5pt" style:font-size-complex="10.5pt"/>
    </style:style>
    <style:style style:name="P6" style:family="paragraph">
      <style:paragraph-properties fo:text-align="center"/>
      <style:text-properties fo:color="#ffffff"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66cc" fo:font-family="'DejaVu Sans'" style:font-family-generic="swiss" style:font-pitch="variable" fo:font-size="9pt" style:font-size-asian="9pt" style:font-size-complex="9pt"/>
    </style:style>
    <style:style style:name="P8" style:family="paragraph">
      <style:paragraph-properties fo:text-align="center"/>
      <style:text-properties fo:color="#0066cc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center">
        <style:tab-stops/>
      </style:paragraph-properties>
      <style:text-properties fo:color="#c01238"/>
    </style:style>
    <style:style style:name="P10" style:family="paragraph">
      <style:paragraph-properties fo:text-align="center">
        <style:tab-stops/>
      </style:paragraph-properties>
      <style:text-properties fo:color="#c01238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c01238"/>
    </style:style>
    <style:style style:name="P12" style:family="paragraph">
      <style:paragraph-properties fo:text-align="center"/>
      <style:text-properties fo:color="#c01238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8000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8000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66cc" fo:font-family="'DejaVu Sans'" style:font-family-generic="swiss" style:font-pitch="variable" fo:font-size="10.5pt" style:font-size-asian="10.5pt" style:font-size-complex="10.5pt"/>
    </style:style>
    <style:style style:name="T4" style:family="text">
      <style:text-properties fo:color="#ffffff"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fo:font-family="'DejaVu Sans'" style:font-family-generic="swiss" style:font-pitch="variable" fo:font-size="9pt" style:font-size-asian="9pt" style:font-size-complex="9pt"/>
    </style:style>
    <style:style style:name="T6" style:family="text">
      <style:text-properties fo:color="#0066cc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c01238" fo:font-family="'DejaVu Sans Mono'" style:font-family-generic="modern" style:font-pitch="fixed" fo:font-size="9pt" fo:font-weight="bold" style:font-size-asian="10pt" style:font-weight-asian="bold" style:font-size-complex="10pt" style:font-weight-complex="bold"/>
    </style:style>
    <style:style style:name="T8" style:family="text">
      <style:text-properties fo:color="#c01238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4.625cm" svg:y1="5.125cm" svg:x2="6.733cm" svg:y2="3.25cm">
          <text:p/>
        </draw:line>
        <draw:frame draw:style-name="gr2" draw:text-style-name="P3" draw:layer="layout" svg:width="3.2cm" svg:height="0.68cm" svg:x="1.375cm" svg:y="5.5cm">
          <draw:text-box>
            <text:p text:style-name="P2"><text:span text:style-name="T1">physique</text:span></text:p>
          </draw:text-box>
        </draw:frame>
        <draw:frame draw:style-name="gr2" draw:text-style-name="P3" draw:layer="layout" svg:width="3.2cm" svg:height="0.68cm" svg:x="1.375cm" svg:y="4.8cm">
          <draw:text-box>
            <text:p text:style-name="P2"><text:span text:style-name="T1">liaison</text:span></text:p>
          </draw:text-box>
        </draw:frame>
        <draw:frame draw:style-name="gr2" draw:text-style-name="P3" draw:layer="layout" svg:width="3.2cm" svg:height="0.68cm" svg:x="1.375cm" svg:y="4.1cm">
          <draw:text-box>
            <text:p text:style-name="P2"><text:span text:style-name="T1">réseau</text:span></text:p>
          </draw:text-box>
        </draw:frame>
        <draw:frame draw:style-name="gr2" draw:text-style-name="P3" draw:layer="layout" svg:width="3.2cm" svg:height="0.68cm" svg:x="1.375cm" svg:y="3.4cm">
          <draw:text-box>
            <text:p text:style-name="P2"><text:span text:style-name="T1">transport</text:span></text:p>
          </draw:text-box>
        </draw:frame>
        <draw:frame draw:style-name="gr2" draw:text-style-name="P3" draw:layer="layout" svg:width="3.2cm" svg:height="0.68cm" svg:x="1.375cm" svg:y="2.7cm">
          <draw:text-box>
            <text:p text:style-name="P2"><text:span text:style-name="T1">session</text:span></text:p>
          </draw:text-box>
        </draw:frame>
        <draw:frame draw:style-name="gr2" draw:text-style-name="P3" draw:layer="layout" svg:width="3.2cm" svg:height="0.68cm" svg:x="1.375cm" svg:y="2cm">
          <draw:text-box>
            <text:p text:style-name="P2"><text:span text:style-name="T1">présentation</text:span></text:p>
          </draw:text-box>
        </draw:frame>
        <draw:frame draw:style-name="gr2" draw:text-style-name="P3" draw:layer="layout" svg:width="3.2cm" svg:height="0.68cm" svg:x="1.375cm" svg:y="1.3cm">
          <draw:text-box>
            <text:p text:style-name="P2"><text:span text:style-name="T1">application</text:span></text:p>
          </draw:text-box>
        </draw:frame>
        <draw:custom-shape draw:style-name="gr3" draw:text-style-name="P4" draw:layer="layout" svg:width="3.375cm" svg:height="1.125cm" svg:x="4.25cm" svg:y="0.125cm">
          <text:p text:style-name="P1"><text:span text:style-name="T2">Couches de la </text:span></text:p>
          <text:p text:style-name="P1"><text:span text:style-name="T2">modélisation OSI</text:span></text:p>
          <draw:enhanced-geometry svg:viewBox="0 0 21600 21600" draw:text-areas="800 800 20800 20800" draw:type="round-rectangular-callout" draw:modifiers="2130.56872037915 30942.0959147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" draw:text-style-name="P5" draw:layer="layout" svg:width="2.4cm" svg:height="0.5cm" svg:x="6.833cm" svg:y="5.625cm">
            <text:p text:style-name="P1"><text:span text:style-name="T3">PMD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4cm" svg:height="0.5cm" svg:x="6.833cm" svg:y="5.125cm">
            <text:p text:style-name="P1"><text:span text:style-name="T3">PMA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4cm" svg:height="0.5cm" svg:x="6.833cm" svg:y="4.625cm">
            <text:p text:style-name="P1"><text:span text:style-name="T3">PCS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6" draw:layer="layout" svg:width="1.375cm" svg:height="0.375cm" svg:x="7.358cm" svg:y="6.125cm">
          <text:p text:style-name="P1"><text:span text:style-name="T4">MDI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375cm" svg:height="0.375cm" svg:x="7.359cm" svg:y="4.226cm">
          <text:p text:style-name="P1"><text:span text:style-name="T4">MII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7" draw:layer="layout" svg:width="2.4cm" svg:height="0.5cm" svg:x="6.833cm" svg:y="3.725cm">
            <text:p text:style-name="P1"><text:span text:style-name="T5">réconciliation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4cm" svg:height="0.5cm" svg:x="6.833cm" svg:y="3.225cm">
            <text:p text:style-name="P1"><text:span text:style-name="T3">MAC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4cm" svg:height="0.5cm" svg:x="6.833cm" svg:y="2.725cm">
            <text:p text:style-name="P1"><text:span text:style-name="T3">Client MAC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" draw:text-style-name="P1" draw:layer="layout" svg:x1="4.608cm" svg:y1="5.45cm" svg:x2="6.858cm" svg:y2="4.375cm">
          <text:p/>
        </draw:line>
        <draw:line draw:style-name="gr1" draw:text-style-name="P1" draw:layer="layout" svg:x1="4.608cm" svg:y1="6.151cm" svg:x2="6.875cm" svg:y2="6.375cm">
          <text:p/>
        </draw:line>
        <draw:custom-shape draw:style-name="gr6" draw:text-style-name="P8" draw:layer="layout" svg:width="2.25cm" svg:height="1.25cm" svg:x="7.483cm" svg:y="1.125cm">
          <text:p text:style-name="P1"><text:span text:style-name="T6">Standard</text:span></text:p>
          <text:p text:style-name="P1"><text:span text:style-name="T6">Ethernet</text:span></text:p>
          <text:p text:style-name="P1"><text:span text:style-name="T6">IEEE 802.3</text:span></text:p>
          <draw:enhanced-geometry svg:viewBox="0 0 21600 21600" draw:text-areas="800 800 20800 20800" draw:type="round-rectangular-callout" draw:modifiers="5527.14349178143 27487.7697841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0" draw:layer="layout" svg:width="1.125cm" svg:height="0.68cm" svg:x="0.225cm" svg:y="5.5cm">
          <draw:text-box>
            <text:p text:style-name="P9"><text:span text:style-name="T7">bit</text:span></text:p>
          </draw:text-box>
        </draw:frame>
        <draw:frame draw:style-name="gr7" draw:text-style-name="P10" draw:layer="layout" svg:width="1.574cm" svg:height="0.68cm" svg:x="0.026cm" svg:y="4.8cm">
          <draw:text-box>
            <text:p text:style-name="P9"><text:span text:style-name="T7">trame</text:span></text:p>
          </draw:text-box>
        </draw:frame>
        <draw:frame draw:style-name="gr7" draw:text-style-name="P10" draw:layer="layout" svg:width="1.724cm" svg:height="0.68cm" svg:x="-0.074cm" svg:y="4.1cm">
          <draw:text-box>
            <text:p text:style-name="P9"><text:span text:style-name="T7">paquet</text:span></text:p>
          </draw:text-box>
        </draw:frame>
        <draw:custom-shape draw:style-name="gr8" draw:text-style-name="P12" draw:layer="layout" svg:width="2.125cm" svg:height="0.75cm" svg:x="0.25cm" svg:y="6.375cm">
          <text:p text:style-name="P11"><text:span text:style-name="T8">Unités de</text:span></text:p>
          <text:p text:style-name="P11"><text:span text:style-name="T8">données</text:span></text:p>
          <draw:enhanced-geometry svg:viewBox="0 0 21600 21600" draw:text-areas="800 800 20800 20800" draw:type="round-rectangular-callout" draw:modifiers="5039.32267168391 -10382.956058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09T23:00:40</dc:date>
    <meta:editing-duration>PT10H55M44S</meta:editing-duration>
    <meta:editing-cycles>42</meta:editing-cycles>
    <meta:generator>LibreOffice/3.4$Unix LibreOffice_project/340m1$Build-402</meta:generator>
    <meta:document-statistic meta:object-count="26"/>
  </office:meta>
</office:document-meta>
</file>